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Bajoran" svg:font-family="Bajor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965in" fo:orphans="2" fo:widows="2" fo:text-indent="0in" style:auto-text-indent="false"/>
    </style:style>
    <style:style style:name="P2" style:family="paragraph" style:parent-style-name="Text_20_body">
      <style:paragraph-properties fo:orphans="2" fo:widows="2"/>
    </style:style>
    <style:style style:name="P3" style:family="paragraph" style:parent-style-name="Text_20_body">
      <style:paragraph-properties fo:margin-top="0in" fo:margin-bottom="0in" fo:orphans="2" fo:widows="2"/>
    </style:style>
    <style:style style:name="P4" style:family="paragraph" style:parent-style-name="Text_20_body">
      <style:paragraph-properties fo:margin-left="0in" fo:margin-right="0in" fo:margin-top="0in" fo:margin-bottom="0in" fo:orphans="2" fo:widows="2" fo:text-indent="0in" style:auto-text-indent="false"/>
    </style:style>
    <style:style style:name="T1"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style:text-underline-style="none" fo:font-weight="bold" style:font-size-asian="12pt" style:font-weight-asian="bold" style:font-size-complex="12pt" style:font-weight-complex="bold"/>
    </style:style>
    <style:style style:name="T5" style:family="text">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font-style="italic" fo:font-weight="normal" style:font-size-asian="12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Emphasis"><text:span text:style-name="T3">These are my suggestions for the various medals that can be awarded to warriors of the IKEF, I hope they will meet with your approval:</text:span></text:span></text:span></text:p>
      <text:p text:style-name="P4"><text:span text:style-name="Strong_20_Emphasis"><text:span text:style-name="T2">Order Of Kahless</text:span></text:span><text:span text:style-name="Strong_20_Emphasis"><text:span text:style-name="T4"> - </text:span></text:span></text:p>
      <text:p text:style-name="P2"><text:span text:style-name="Strong_20_Emphasis"><text:span text:style-name="T3">History: <text:s/>The Empire's highest award, awarded by Kahless himself in the presence of the High Council on Qo'noS. Awarded to those who have distinguished themselves honorably at the great risk of their own life and personal honor to go above and beyond the call of duty against an enemy of the Empire.<text:line-break/><text:line-break/>Suggestion: <text:s/>I believe the key aspects of this award are that it is awarded by Kahless and is to those who have gone above and beyond for the Empire. With this in mind, my thought is that it should only be awarded to one person per year, the one person should be determined by the Thought Admiral, with discussion among the Council members on his top choices for that year, based on the individual who has done the most to help the IKEF be successful in it's growth as a fandom organization.<text:line-break/></text:span></text:span></text:p>
      <text:p text:style-name="P4"><text:span text:style-name="Strong_20_Emphasis"><text:span text:style-name="T2">Order Of The Bat'leth</text:span></text:span><text:span text:style-name="Strong_20_Emphasis"><text:span text:style-name="T1"> - </text:span></text:span></text:p>
      <text:p text:style-name="P2"><text:span text:style-name="Strong_20_Emphasis"><text:span text:style-name="T3">History: <text:s/>Awarded personally by the Chancellor of the High Council on the warrior planet of Ty'Gokor in the Hall of Warriors. This honor is bestowed upon warriors who have proven their elite status and are in inducted through an initiation rite which is an endurance test as much as it is a celebration. This celebration is held once a year and tradition dictates that the inductee must remain conscious until the awarding of the Medal. Members are then expected to uphold and live up to the ideals of Kahless and should the need arise, call upon or be called upon the Order to aid in restoring honor to any part of the Empire.<text:line-break/><text:line-break/>Suggestion: <text:s/>A Council decision, reached by majority consensus, for the individual who has been of greatest help to their needs or organizing a highly successful campaign for the IKEF.<text:line-break/></text:span></text:span></text:p>
      <text:p text:style-name="P4"><text:span text:style-name="Strong_20_Emphasis"><text:span text:style-name="T2">Honor Of The Black Fleet</text:span></text:span><text:span text:style-name="Strong_20_Emphasis"><text:span text:style-name="T1"> - </text:span></text:span></text:p>
      <text:p text:style-name="P2"><text:span text:style-name="Strong_20_Emphasis"><text:span text:style-name="T3">History: <text:s/>Awarded for service in the field or before enemies of the Empire. Typically awarded for a truly astounding act, or for a long illustrious and distinguished career with honor.<text:line-break/><text:line-break/>Suggestion: A post-humus award presented to the Commander or Executive Officer, or a member of the House of a deceased member, recognizing their dedication and service to the IKEF.<text:line-break/></text:span></text:span></text:p>
      <text:p text:style-name="P4"><text:span text:style-name="Strong_20_Emphasis"><text:span text:style-name="T2">Medal Of Unyielding Honor</text:span></text:span><text:span text:style-name="Strong_20_Emphasis"><text:span text:style-name="T1"> - </text:span></text:span></text:p>
      <text:p text:style-name="P2"><text:span text:style-name="Strong_20_Emphasis"><text:span text:style-name="T3">History: <text:s/>Awarded at great personal risk, the recipient has saved the lives of others.<text:line-break/><text:line-break/>Suggestion: <text:s/>An award recognizing the efforts of those who volunteer </text:span></text:span><text:span text:style-name="Strong_20_Emphasis"><text:span text:style-name="T6">time and skills</text:span></text:span><text:span text:style-name="Strong_20_Emphasis"><text:span text:style-name="T3"> to organizations that act on behalf of charities, whether they be local, regional, national or international in nature. [Note: this is not an award that one can earn just by offering funds to a charity, thus why the volunteering of time and skill is specified within the phrasing.]<text:line-break/></text:span></text:span></text:p>
      <text:p text:style-name="P4"><text:span text:style-name="Strong_20_Emphasis"><text:span text:style-name="T2">Medal Of Unyielding Valor</text:span></text:span><text:span text:style-name="Strong_20_Emphasis"><text:span text:style-name="T1"> - </text:span></text:span></text:p>
      <text:p text:style-name="P2"><text:span text:style-name="Strong_20_Emphasis"><text:span text:style-name="T3">History: <text:s/>The recipient has been noted by the Klingon High Command as an honorable and extremely valuable individual in battle.<text:line-break/></text:span></text:span><text:soft-page-break/><text:span text:style-name="Strong_20_Emphasis"><text:span text:style-name="T3"><text:line-break/>Suggestion: <text:s/>In recognition of those who act in emergency situations, stepping in to save lives or offer good Samaritan services that goes above and beyond normal actions to help sustain and preserve life of another who is in serious or desperate need. [Notation: this award does not constitute nomination or presentation for those who fulfill such duties in their daily routine or job: ie – Exempt from nomination are those police, fire or rescue workers, or others in related fields who are doing such actions during working hours.]<text:line-break/></text:span></text:span></text:p>
      <text:p text:style-name="P4"><text:span text:style-name="Strong_20_Emphasis"><text:span text:style-name="T2">Medal Of Unyielding Courage</text:span></text:span><text:span text:style-name="Strong_20_Emphasis"><text:span text:style-name="T1"> - </text:span></text:span></text:p>
      <text:p text:style-name="P2"><text:span text:style-name="Strong_20_Emphasis"><text:span text:style-name="T3">History: <text:s/>Awarded to those who show have distinguished themselves by extraordinary courage under fire against an enemy of the Empire. The act or acts must be so notable and must have been at the risk of life so extraordinary as to set the individual apart.<text:line-break/><text:line-break/>Suggestion: <text:s/>This award is offered to those who put their life on the line in regular duties (ie: polce, fire, rescue workers or those serving/have served in active duty military) for the health and well-being of others.<text:line-break/></text:span></text:span></text:p>
      <text:p text:style-name="P4"><text:span text:style-name="Strong_20_Emphasis"><text:span text:style-name="T2">Medal Of Unyielding Bravery</text:span></text:span><text:span text:style-name="Strong_20_Emphasis"><text:span text:style-name="T1"> - </text:span></text:span></text:p>
      <text:p text:style-name="P2"><text:span text:style-name="Strong_20_Emphasis"><text:span text:style-name="T3">History: <text:s/>The recipient has performed acts of bravery gaining him honor and distinction in the eyes of his/her commanding officer. Or, awarded when conditions do not warrant the Medal of Courage.<text:line-break/><text:line-break/>Suggestion: <text:s/>Awarded to those who have put themselves in harms way, and been injured in so doing, for the safety and well-being of others, though it was not in any regular line of duty.<text:line-break/></text:span></text:span></text:p>
      <text:p text:style-name="P4"><text:span text:style-name="Strong_20_Emphasis"><text:span text:style-name="T2">Medal Of Unyielding Loyalty</text:span></text:span><text:span text:style-name="Strong_20_Emphasis"><text:span text:style-name="T1"> - </text:span></text:span></text:p>
      <text:p text:style-name="P2"><text:span text:style-name="Strong_20_Emphasis"><text:span text:style-name="T3">History: <text:s/>Awarded to those who, no matter how grim the situation, stays at their post, by their shipmate(s) or commanding officer, general, chancellor, or to the Empire.<text:line-break/><text:line-break/>Suggestion: <text:s/><text:line-break/></text:span></text:span></text:p>
      <text:p text:style-name="P4"><text:span text:style-name="Strong_20_Emphasis"><text:span text:style-name="T2">Lifetime Service Award</text:span></text:span><text:span text:style-name="Strong_20_Emphasis"><text:span text:style-name="T1"> - </text:span></text:span></text:p>
      <text:p text:style-name="P2"><text:span text:style-name="Strong_20_Emphasis"><text:span text:style-name="T3">History: <text:s/>Awarded to those old warriors who, despite their advanced age, stay on active service in the IKEF for the younger warriors to hone their skills and training to serve as mentors for such.<text:line-break/></text:span></text:span></text:p>
      <text:p text:style-name="P2"><text:span text:style-name="Strong_20_Emphasis"><text:span text:style-name="T3">Suggestion:<text:line-break/></text:span></text:span></text:p>
      <text:p text:style-name="P4"><text:span text:style-name="Strong_20_Emphasis"><text:span text:style-name="T2">Outstanding Service Award</text:span></text:span><text:span text:style-name="Strong_20_Emphasis"><text:span text:style-name="T1"> - </text:span></text:span></text:p>
      <text:p text:style-name="P2"><text:span text:style-name="Strong_20_Emphasis"><text:span text:style-name="T3">History: <text:s/>Awarded to those who have shown their outstanding ability in the line of duty.<text:line-break/><text:line-break/>Suggestion: <text:s/><text:line-break/></text:span></text:span></text:p>
      <text:p text:style-name="P4"><text:span text:style-name="Strong_20_Emphasis"><text:span text:style-name="T2">Dedicated Service Award</text:span></text:span><text:span text:style-name="Strong_20_Emphasis"><text:span text:style-name="T1"> - </text:span></text:span></text:p>
      <text:p text:style-name="P2"><text:span text:style-name="Strong_20_Emphasis"><text:span text:style-name="T3">History: <text:s/>Awarded after the first year of consecutive service in the IKEF. <text:s/>Awarded every five years afterword.<text:line-break/></text:span></text:span><text:soft-page-break/><text:span text:style-name="Strong_20_Emphasis"><text:span text:style-name="T3"><text:line-break/>Suggestion: <text:s/><text:line-break/></text:span></text:span></text:p>
      <text:p text:style-name="P4"><text:span text:style-name="Strong_20_Emphasis"><text:span text:style-name="T2">Warrior's Torch</text:span></text:span><text:span text:style-name="Strong_20_Emphasis"><text:span text:style-name="T1"> - </text:span></text:span></text:p>
      <text:p text:style-name="P2"><text:span text:style-name="Strong_20_Emphasis"><text:span text:style-name="T3">History: <text:s/>Awarded to those who perform a selfless act of bravery and who constantly keep their skills honed to a deadly edge.<text:line-break/><text:line-break/>Suggestion: <text:s/><text:line-break/></text:span></text:span></text:p>
      <text:p text:style-name="P4"><text:span text:style-name="Strong_20_Emphasis"><text:span text:style-name="T2">Honor Badge</text:span></text:span><text:span text:style-name="Strong_20_Emphasis"><text:span text:style-name="T1"> - </text:span></text:span></text:p>
      <text:p text:style-name="P2"><text:span text:style-name="Strong_20_Emphasis"><text:span text:style-name="T3">History: <text:s/>Awarded for act of Honor when conditions do not warrant the Medal Of Honor.<text:line-break/><text:line-break/>Suggestion: <text:line-break/></text:span></text:span></text:p>
      <text:p text:style-name="P4"><text:span text:style-name="Strong_20_Emphasis"><text:span text:style-name="T2">Valor Badge</text:span></text:span><text:span text:style-name="Strong_20_Emphasis"><text:span text:style-name="T1"> - </text:span></text:span></text:p>
      <text:p text:style-name="P2"><text:span text:style-name="Strong_20_Emphasis"><text:span text:style-name="T3">History: <text:s/>Awarded for act of Valor when conditions do not warrant the Medal Of Valor.<text:line-break/><text:line-break/>Suggestion: <text:s/><text:line-break/></text:span></text:span></text:p>
      <text:p text:style-name="P4"><text:span text:style-name="Strong_20_Emphasis"><text:span text:style-name="T2">Courage Badge</text:span></text:span><text:span text:style-name="Strong_20_Emphasis"><text:span text:style-name="T1"> - </text:span></text:span></text:p>
      <text:p text:style-name="P2"><text:span text:style-name="Strong_20_Emphasis"><text:span text:style-name="T3">History: <text:s/>Awarded for act Courage when conditions do not warrant the Medal Of Courage.</text:span></text:span></text:p>
      <text:p text:style-name="P2"><text:span text:style-name="Strong_20_Emphasis"><text:span text:style-name="T5"/></text:span></text:p>
      <text:p text:style-name="P2"><text:span text:style-name="Strong_20_Emphasis"><text:span text:style-name="T5">Suggestion:</text:span></text:span></text:p>
      <text:p text:style-name="P2"><text:span text:style-name="Strong_20_Emphasis"><text:span text:style-name="T2"><text:line-break/>Bravery Badge</text:span></text:span><text:span text:style-name="Strong_20_Emphasis"><text:span text:style-name="T1"> - </text:span></text:span></text:p>
      <text:p text:style-name="P2"><text:span text:style-name="Strong_20_Emphasis"><text:span text:style-name="T3">History: <text:s/>Awarded for act of Bravery when conditions do not warrant the Medal Of Bravery.<text:line-break/><text:line-break/>Suggestion: <text:s/><text:line-break/></text:span></text:span></text:p>
      <text:p text:style-name="P4"><text:span text:style-name="Strong_20_Emphasis"><text:span text:style-name="T2">Loyalty Badge</text:span></text:span><text:span text:style-name="Strong_20_Emphasis"><text:span text:style-name="T1"> - </text:span></text:span></text:p>
      <text:p text:style-name="P2"><text:span text:style-name="Strong_20_Emphasis"><text:span text:style-name="T3">History: <text:s/>Awarded for act of Loyalty when conditions do not warrant the Medal Of Loyalty.<text:line-break/><text:line-break/>Suggestion: <text:s/><text:line-break/></text:span></text:span></text:p>
      <text:p text:style-name="P4"><text:span text:style-name="Strong_20_Emphasis"><text:span text:style-name="T2">Wounded Targ Badge</text:span></text:span><text:span text:style-name="Strong_20_Emphasis"><text:span text:style-name="T1"> - </text:span></text:span></text:p>
      <text:p text:style-name="P2"><text:span text:style-name="Strong_20_Emphasis"><text:span text:style-name="T3">History: <text:s/>Awarded to those who are injured in the line of duty.<text:line-break/><text:line-break/>Suggestion: <text:s/><text:line-break/></text:span></text:span></text:p>
      <text:p text:style-name="P4"><text:span text:style-name="Strong_20_Emphasis"><text:span text:style-name="T2">Departmental Badges</text:span></text:span><text:span text:style-name="Strong_20_Emphasis"><text:span text:style-name="T1"> - </text:span></text:span></text:p>
      <text:p text:style-name="P2"><text:span text:style-name="Strong_20_Emphasis"><text:span text:style-name="T3">History: <text:s/>Awarded to those who show considerable improvement in their field of expertise. <text:s/>Badges range (high to low); Command, Intelligence, Tactical, Security, Operations, Engineering, Helm/Piloting, Communications/Sensors, Marines.<text:line-break/><text:line-break/></text:span></text:span><text:soft-page-break/><text:span text:style-name="Strong_20_Emphasis"><text:span text:style-name="T3">Suggestion: <text:s/><text:line-break/></text:span></text:span></text:p>
      <text:p text:style-name="P4"><text:span text:style-name="Strong_20_Emphasis"><text:span text:style-name="T2">Academic Success Award</text:span></text:span><text:span text:style-name="Strong_20_Emphasis"><text:span text:style-name="T1"> - </text:span></text:span></text:p>
      <text:p text:style-name="P2"><text:span text:style-name="Strong_20_Emphasis"><text:span text:style-name="T5">History: <text:s/>Awarded to those in the IKEF who attend formalized training at the Klingon Academy on Qo'noS.<text:line-break/><text:line-break/>Suggestion: <text:s/><text:line-break/></text:span></text:span></text:p>
      <text:p text:style-name="P4"><text:span text:style-name="Strong_20_Emphasis"><text:span text:style-name="T2">Campaign Medals</text:span></text:span><text:span text:style-name="Strong_20_Emphasis"><text:span text:style-name="T1"> - </text:span></text:span></text:p>
      <text:p text:style-name="P3"><text:span text:style-name="Strong_20_Emphasis"><text:span text:style-name="T3">History: <text:s/>Awarded for participating in battles and wars for the Klingon Empire.<text:line-break/><text:line-break/>Suggestion: <text:s/>Various Campaigns where the IKEF might have competitions with other organizations or just hold their own internal contests. Ideas for campaigns can include Romulan, Federation, Cardassian, Breen, Borg, Gorn, Tholian, So'na, Ferengi, Hirogen, Jem Hadar and more. Other Campaigns can be added as time progress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Bajoran" svg:font-family="Bajor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Pickett</meta:initial-creator>
    <meta:creation-date>2020-02-16T09:41:04.74</meta:creation-date>
    <dc:date>2020-02-16T12:33:06.07</dc:date>
    <dc:creator>Brian Pickett</dc:creator>
    <meta:editing-duration>PT2H4M19S</meta:editing-duration>
    <meta:editing-cycles>2</meta:editing-cycles>
    <meta:generator>OpenOffice/4.1.5$Win32 OpenOffice.org_project/415m1$Build-9789</meta:generator>
    <meta:document-statistic meta:table-count="0" meta:image-count="0" meta:object-count="0" meta:page-count="4" meta:paragraph-count="45" meta:word-count="1100" meta:character-count="6691"/>
  </office:meta>
</office:document-meta>
</file>